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L</text:p>
          </table:table-cell>
          <table:table-cell office:value-type="string" table:style-name="ce1">
            <text:p>sensor [0,1]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03" table:style-name="ce1">
            <text:p>0.03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21" table:style-name="ce1">
            <text:p>0.21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34" table:style-name="ce1">
            <text:p>0.34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0.48" table:style-name="ce1">
            <text:p>0.48</text:p>
          </table:table-cell>
          <table:table-cell table:number-columns-repeated="5"/>
          <table:table-cell table:style-name="ce1">
            <draw:frame draw:z-index="1" draw:id="id0" draw:style-name="a0" draw:name="Diagramm 4" svg:x="0.02083in" svg:y="0.17708in" svg:width="8.3125in" svg:height="6.864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0.52" table:style-name="ce1">
            <text:p>0.52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0.53" table:style-name="ce1">
            <text:p>0.53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0.56000000000000005" table:style-name="ce1">
            <text:p>0.56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0.57999999999999996" table:style-name="ce1">
            <text:p>0.58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rc</meta:initial-creator>
    <dc:creator>Marc</dc:creator>
    <meta:creation-date>2020-11-13T15:13:48Z</meta:creation-date>
    <dc:date>2020-11-13T15:35:04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</office:automatic-styles>
  <office:body>
    <office:chart>
      <chart:chart chart:class="chart:scatter" svg:height="494.25pt" svg:width="598.5000787401575pt" chart:style-name="Crt0"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abelle1.$B$2:.$B$19" chart:class="chart:scatter" chart:attached-axis="primary-y" chart:style-name="G0S0">
            <chart:domain table:cell-range-address="Tabelle1.$A$2:.$A$19"/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